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185dd9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17a3ae" style:font-size-asian="10pt" style:font-size-complex="10pt"/>
    </style:style>
    <style:style style:name="P3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08b3e0" style:font-size-asian="10pt" style:font-size-complex="10pt"/>
    </style:style>
    <style:style style:name="P4" style:family="paragraph" style:parent-style-name="Text_20_body">
      <style:paragraph-properties fo:margin-top="0in" fo:margin-bottom="0in" loext:contextual-spacing="false"/>
      <style:text-properties fo:font-size="10pt" officeooo:rsid="0008b3e0" officeooo:paragraph-rsid="006f4377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/>
      <style:text-properties fo:font-size="10pt" officeooo:rsid="007b8198" officeooo:paragraph-rsid="007b8198" style:font-size-asian="10pt" style:font-size-complex="10pt"/>
    </style:style>
    <style:style style:name="P6" style:family="paragraph" style:parent-style-name="Title">
      <style:text-properties officeooo:rsid="0008b3e0" officeooo:paragraph-rsid="0008b3e0"/>
    </style:style>
    <style:style style:name="P7" style:family="paragraph" style:parent-style-name="Text_20_body">
      <style:text-properties fo:font-size="10pt" officeooo:rsid="0008b3e0" officeooo:paragraph-rsid="0008b3e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時空漣漪</text:p>
      <text:p text:style-name="P7"/>
      <text:p text:style-name="P3">能穿越時空的</text:p>
      <text:p text:style-name="P3">除了引力波</text:p>
      <text:p text:style-name="P3">我想 <text:s/>就是情與愛了</text:p>
      <text:p text:style-name="P2"/>
      <text:p text:style-name="P2">站在黑洞的走廊</text:p>
      <text:p text:style-name="P2">我傾聽着</text:p>
      <text:p text:style-name="P2">時空傳來的漣漪</text:p>
      <text:p text:style-name="P4"/>
      <text:p text:style-name="P5">流水</text:p>
      <text:p text:style-name="P5">落花</text:p>
      <text:p text:style-name="P2">都是虛像</text:p>
      <text:p text:style-name="P2">始於無形</text:p>
      <text:p text:style-name="P2">終於無形</text:p>
      <text:p text:style-name="P2"/>
      <text:p text:style-name="P2">真正的擁有是</text:p>
      <text:p text:style-name="P2">看不見</text:p>
      <text:p text:style-name="P2">摸不着</text:p>
      <text:p text:style-name="P2">卻能感覺到的</text:p>
      <text:p text:style-name="P2">時空漣漪</text:p>
      <text:p text:style-name="P2"/>
      <text:p text:style-name="P2">無論何時何境</text:p>
      <text:p text:style-name="P2">每一個細胞都是</text:p>
      <text:p text:style-name="P2">漣漪的心跳與味道</text:p>
      <text:p text:style-name="P2"/>
      <text:p text:style-name="P2"/>
      <text:p text:style-name="P1"/>
      <text:p text:style-name="P1">##############################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36:44.950162500</meta:creation-date>
    <meta:generator>LibreOffice/6.0.7.3$Linux_X86_64 LibreOffice_project/00m0$Build-3</meta:generator>
    <dc:date>2022-06-15T09:02:17.065027557</dc:date>
    <meta:editing-duration>PT4H44M27S</meta:editing-duration>
    <meta:editing-cycles>98</meta:editing-cycles>
    <meta:document-statistic meta:table-count="0" meta:image-count="0" meta:object-count="0" meta:page-count="1" meta:paragraph-count="21" meta:word-count="101" meta:character-count="132" meta:non-whitespace-character-count="130"/>
  </office:meta>
</office:document-meta>
</file>